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53302" officeooo:paragraph-rsid="00153302"/>
    </style:style>
    <style:style style:name="P2" style:family="paragraph" style:parent-style-name="Text_20_body">
      <style:text-properties officeooo:rsid="00153302" officeooo:paragraph-rsid="00153302"/>
    </style:style>
    <style:style style:name="P3" style:family="paragraph" style:parent-style-name="Text_20_body">
      <style:text-properties officeooo:paragraph-rsid="001533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pecification – Chair incredible</text:h>
      <text:p text:style-name="P3"/>
      <text:p text:style-name="P2">Available settings</text:p>
      <text:p text:style-name="P2"><text:tab/>sitting height</text:p>
      <text:p text:style-name="P2"/>
      <text:p text:style-name="P2">Sitting height</text:p>
      <text:p text:style-name="P2"><text:tab/>from 400 to 640mm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5T20:35:48.679450772</meta:creation-date>
    <dc:date>2020-01-05T20:37:49.873767715</dc:date>
    <meta:editing-duration>PT2M1S</meta:editing-duration>
    <meta:editing-cycles>1</meta:editing-cycles>
    <meta:document-statistic meta:table-count="0" meta:image-count="0" meta:object-count="0" meta:page-count="1" meta:paragraph-count="5" meta:word-count="13" meta:character-count="97" meta:non-whitespace-character-count="86"/>
    <meta:generator>LibreOffice/6.3.3.2$Linux_X86_64 LibreOffice_project/30$Build-2</meta:generator>
  </office:meta>
</office:document-meta>
</file>